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68" style:family="table-cell" style:parent-style-name="Default">
      <style:table-cell-properties fo:background-color="#ffe994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71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72" style:family="table-cell" style:parent-style-name="Default">
      <style:table-cell-properties fo:background-color="#add58a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5ce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#e0c2cd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74" office:value-type="string" calcext:value-type="string">
            <text:p>many!!!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 office:value-type="float" office:value="1001" calcext:value-type="float">
            <text:p>100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2 / E51</text:p>
          </table:table-cell>
          <table:table-cell table:style-name="ce54" office:value-type="float" office:value="1002" calcext:value-type="float">
            <text:p>1002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string" calcext:value-type="string">
            <text:p>65?</text:p>
          </table:table-cell>
          <table:table-cell table:style-name="ce74"/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8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3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8</text:p>
          </table:table-cell>
          <table:table-cell table:style-name="ce80" office:value-type="string" calcext:value-type="string">
            <text:p>subtype ef58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-3 Close pantos</text:p>
          </table:table-cell>
          <table:table-cell table:style-name="ce74" table:number-columns-repeated="2"/>
          <table:table-cell table:style-name="ce74" office:value-type="string" calcext:value-type="string">
            <text:p>85/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 office:value-type="float" office:value="10" calcext:value-type="float">
            <text:p>1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3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 table:number-columns-repeated="2"/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/62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1" office:value-type="string" calcext:value-type="string">
            <text:p>ED79</text:p>
          </table:table-cell>
          <table:table-cell table:style-name="ce67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2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base on DD13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3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3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4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3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3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44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3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2"/>
          <table:table-cell table:number-columns-repeated="19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 table:number-columns-repeated="5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3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3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3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3">
          <table:table-cell table:style-name="ce57" office:value-type="string" calcext:value-type="string">
            <text:p>TOKI 21500 Coil Carrier</text:p>
          </table:table-cell>
          <table:table-cell table:style-name="ce54"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3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3">
          <table:table-cell table:style-name="ce57" office:value-type="string" calcext:value-type="string">
            <text:p>TOKI 23900 Metal Carrier</text:p>
          </table:table-cell>
          <table:table-cell table:style-name="ce54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/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2-09-24T00:11:23.589817487</dc:date>
    <meta:editing-duration>P86DT14H15M</meta:editing-duration>
    <meta:editing-cycles>101</meta:editing-cycles>
    <meta:generator>LibreOffice/7.4.0.3$MacOSX_AARCH64 LibreOffice_project/f85e47c08ddd19c015c0114a68350214f7066f5a</meta:generator>
    <meta:document-statistic meta:table-count="4" meta:cell-count="1828" meta:object-count="0"/>
  </office:meta>
</office:document-meta>
</file>